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equential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est size</text:p>
          </table:table-cell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5"/>
        </table:table-row>
      </table:table>
      <table:table table:name="OMP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2"/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table:style-name="Default"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table:style-name="Default" office:value-type="float" office:value="134217728">
            <text:p>134217728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 office:value-type="float" office:value="7250">
            <text:p>7250</text:p>
          </table:table-cell>
          <table:table-cell office:value-type="float" office:value="75276">
            <text:p>75276</text:p>
          </table:table-cell>
          <table:table-cell table:style-name="ce2" office:value-type="float" office:value="1205600">
            <text:p>1.21E+006</text:p>
          </table:table-cell>
          <table:table-cell office:value-type="float" office:value="17049700">
            <text:p>1.70E+00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2547">
            <text:p>2547</text:p>
          </table:table-cell>
          <table:table-cell office:value-type="float" office:value="6279">
            <text:p>6279</text:p>
          </table:table-cell>
          <table:table-cell office:value-type="float" office:value="69361">
            <text:p>69361</text:p>
          </table:table-cell>
          <table:table-cell office:value-type="float" office:value="973908">
            <text:p>973908</text:p>
          </table:table-cell>
          <table:table-cell office:value-type="float" office:value="16515700">
            <text:p>1.65E+007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office:value-type="float" office:value="4239">
            <text:p>4239</text:p>
          </table:table-cell>
          <table:table-cell office:value-type="float" office:value="8401">
            <text:p>8401</text:p>
          </table:table-cell>
          <table:table-cell office:value-type="float" office:value="73162">
            <text:p>73162</text:p>
          </table:table-cell>
          <table:table-cell table:style-name="ce2" office:value-type="float" office:value="1083130">
            <text:p>1.08E+006</text:p>
          </table:table-cell>
          <table:table-cell office:value-type="float" office:value="17493000">
            <text:p>1.75E+007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office:value-type="float" office:value="984">
            <text:p>984</text:p>
          </table:table-cell>
          <table:table-cell office:value-type="float" office:value="2698">
            <text:p>2698</text:p>
          </table:table-cell>
          <table:table-cell office:value-type="float" office:value="29962">
            <text:p>29962</text:p>
          </table:table-cell>
          <table:table-cell office:value-type="float" office:value="294783">
            <text:p>294783</text:p>
          </table:table-cell>
          <table:table-cell office:value-type="float" office:value="5033430">
            <text:p>5.03E+006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466">
            <text:p>3466</text:p>
          </table:table-cell>
          <table:table-cell office:value-type="float" office:value="6149">
            <text:p>6149</text:p>
          </table:table-cell>
          <table:table-cell office:value-type="float" office:value="22307">
            <text:p>22307</text:p>
          </table:table-cell>
          <table:table-cell office:value-type="float" office:value="240742">
            <text:p>240742</text:p>
          </table:table-cell>
          <table:table-cell office:value-type="float" office:value="3875400">
            <text:p>3.88E+006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office:value-type="float" office:value="4719">
            <text:p>4719</text:p>
          </table:table-cell>
          <table:table-cell office:value-type="float" office:value="5204">
            <text:p>5204</text:p>
          </table:table-cell>
          <table:table-cell office:value-type="float" office:value="22812">
            <text:p>22812</text:p>
          </table:table-cell>
          <table:table-cell office:value-type="float" office:value="252492">
            <text:p>252492</text:p>
          </table:table-cell>
          <table:table-cell office:value-type="float" office:value="3572000">
            <text:p>3.57E+006</text:p>
          </table:table-cell>
        </table:table-row>
      </table:table>
      <table:table table:name="MPI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office:value-type="float" office:value="2173">
            <text:p>2173</text:p>
          </table:table-cell>
          <table:table-cell office:value-type="float" office:value="16724">
            <text:p>1672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737">
            <text:p>737</text:p>
          </table:table-cell>
          <table:table-cell office:value-type="float" office:value="1214">
            <text:p>1214</text:p>
          </table:table-cell>
          <table:table-cell office:value-type="float" office:value="11122">
            <text:p>1112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4792">
            <text:p>4792</text:p>
          </table:table-cell>
          <table:table-cell office:value-type="float" office:value="8648">
            <text:p>8648</text:p>
          </table:table-cell>
          <table:table-cell office:value-type="float" office:value="9626">
            <text:p>9626</text:p>
          </table:table-cell>
          <table:table-cell office:value-type="float" office:value="162237">
            <text:p>162237</text:p>
          </table:table-cell>
          <table:table-cell/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number-columns-repeated="5"/>
        </table:table-row>
      </table:table>
      <table:table table:name="MPI.BAL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2^11</text:p>
          </table:table-cell>
          <table:table-cell office:value-type="string">
            <text:p>2^15</text:p>
          </table:table-cell>
          <table:table-cell office:value-type="string">
            <text:p>2^19</text:p>
          </table:table-cell>
          <table:table-cell office:value-type="string">
            <text:p>2^23</text:p>
          </table:table-cell>
          <table:table-cell office:value-type="string">
            <text:p>2^27</text:p>
          </table:table-cell>
        </table:table-row>
        <table:table-row table:style-name="ro1">
          <table:table-cell table:number-columns-repeated="2"/>
          <table:table-cell office:value-type="float" office:value="2048">
            <text:p>2048</text:p>
          </table:table-cell>
          <table:table-cell office:value-type="float" office:value="32768">
            <text:p>32768</text:p>
          </table:table-cell>
          <table:table-cell office:value-type="float" office:value="524288">
            <text:p>524288</text:p>
          </table:table-cell>
          <table:table-cell office:value-type="float" office:value="8388608">
            <text:p>8388608</text:p>
          </table:table-cell>
          <table:table-cell office:value-type="float" office:value="134217728">
            <text:p>1342177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G=4</text:p>
          </table:table-cell>
          <table:table-cell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2270">
            <text:p>2270</text:p>
          </table:table-cell>
          <table:table-cell office:value-type="float" office:value="28971">
            <text:p>28971</text:p>
          </table:table-cell>
          <table:table-cell/>
          <table:table-cell office:value-type="float" office:value="4013277">
            <text:p>401327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121">
            <text:p>3121</text:p>
          </table:table-cell>
          <table:table-cell office:value-type="float" office:value="4539">
            <text:p>4539</text:p>
          </table:table-cell>
          <table:table-cell office:value-type="float" office:value="10104">
            <text:p>10104</text:p>
          </table:table-cell>
          <table:table-cell office:value-type="float" office:value="338897">
            <text:p>338897</text:p>
          </table:table-cell>
          <table:table-cell office:value-type="float" office:value="2728005">
            <text:p>2728005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3">
            <text:p>G=8</text:p>
          </table:table-cell>
          <table:table-cell office:value-type="float" office:value="4">
            <text:p>4</text:p>
          </table:table-cell>
          <table:table-cell office:value-type="float" office:value="3446">
            <text:p>3446</text:p>
          </table:table-cell>
          <table:table-cell office:value-type="float" office:value="4607">
            <text:p>4607</text:p>
          </table:table-cell>
          <table:table-cell office:value-type="float" office:value="10007">
            <text:p>10007</text:p>
          </table:table-cell>
          <table:table-cell office:value-type="float" office:value="296408">
            <text:p>296408</text:p>
          </table:table-cell>
          <table:table-cell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3922">
            <text:p>3922</text:p>
          </table:table-cell>
          <table:table-cell office:value-type="float" office:value="4840">
            <text:p>4840</text:p>
          </table:table-cell>
          <table:table-cell office:value-type="float" office:value="9363">
            <text:p>9363</text:p>
          </table:table-cell>
          <table:table-cell office:value-type="float" office:value="315970">
            <text:p>315970</text:p>
          </table:table-cell>
          <table:table-cell office:value-type="float" office:value="1547710">
            <text:p>1547710</text:p>
          </table:table-cell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22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Palhas</meta:initial-creator>
    <meta:creation-date>2012-05-14T21:34:55</meta:creation-date>
    <dc:date>2012-05-14T22:30:09</dc:date>
    <dc:creator>Miguel Palhas</dc:creator>
    <meta:editing-duration>PT00H40M04S</meta:editing-duration>
    <meta:editing-cycles>3</meta:editing-cycles>
    <meta:generator>OpenOffice.org/3.2$Unix OpenOffice.org_project/320m19$Build-9505</meta:generator>
    <meta:document-statistic meta:table-count="4" meta:cell-count="130" meta:object-count="0"/>
  </office:meta>
</office:document-meta>
</file>